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able1" style:family="table" style:master-page-name="">
      <style:table-properties style:width="10.1181in" style:page-number="auto" table:align="margins"/>
    </style:style>
    <style:style style:name="Table1.A" style:family="table-column">
      <style:table-column-properties style:column-width="3.3729in" style:rel-column-width="21845*"/>
    </style:style>
    <style:style style:name="Table1.1" style:family="table-row">
      <style:table-row-properties style:min-row-height="1.5569in"/>
    </style:style>
    <style:style style:name="Table1.A1" style:family="table-cell">
      <style:table-cell-properties style:vertical-align="" fo:background-color="transparent" fo:padding="0.0201in" fo:border-left="1.5pt solid #000000" fo:border-right="none" fo:border-top="1.5pt solid #000000" fo:border-bottom="1.5pt solid #000000" style:writing-mode="page">
        <style:background-image/>
      </style:table-cell-properties>
    </style:style>
    <style:style style:name="Table1.B1" style:family="table-cell">
      <style:table-cell-properties fo:padding="0.0201in" fo:border-left="1.5pt solid #000000" fo:border-right="none" fo:border-top="1.5pt solid #000000" fo:border-bottom="1.5pt solid #000000" style:writing-mode="page"/>
    </style:style>
    <style:style style:name="Table1.C1" style:family="table-cell">
      <style:table-cell-properties fo:padding="0.0201in" fo:border="1.5pt solid #000000" style:writing-mode="page"/>
    </style:style>
    <style:style style:name="Table1.2" style:family="table-row">
      <style:table-row-properties style:min-row-height="1.5681in"/>
    </style:style>
    <style:style style:name="Table1.A2" style:family="table-cell">
      <style:table-cell-properties fo:padding="0.0201in" fo:border-left="1.5pt solid #000000" fo:border-right="none" fo:border-top="none" fo:border-bottom="1.5pt solid #000000" style:writing-mode="page"/>
    </style:style>
    <style:style style:name="Table1.B2" style:family="table-cell">
      <style:table-cell-properties fo:padding="0.0201in" fo:border-left="1.5pt solid #000000" fo:border-right="none" fo:border-top="none" fo:border-bottom="1.5pt solid #000000" style:writing-mode="page"/>
    </style:style>
    <style:style style:name="Table1.C2" style:family="table-cell">
      <style:table-cell-properties fo:padding="0.0201in" fo:border-left="1.5pt solid #000000" fo:border-right="1.5pt solid #000000" fo:border-top="none" fo:border-bottom="1.5pt solid #000000" style:writing-mode="page"/>
    </style:style>
    <style:style style:name="Table1.3" style:family="table-row">
      <style:table-row-properties style:min-row-height="1.6743in"/>
    </style:style>
    <style:style style:name="Table1.A3" style:family="table-cell">
      <style:table-cell-properties fo:padding="0.0201in" fo:border-left="1.5pt solid #000000" fo:border-right="none" fo:border-top="none" fo:border-bottom="1.5pt solid #000000" style:writing-mode="page"/>
    </style:style>
    <style:style style:name="Table1.B3" style:family="table-cell">
      <style:table-cell-properties fo:padding="0.0201in" fo:border-left="1.5pt solid #000000" fo:border-right="none" fo:border-top="none" fo:border-bottom="1.5pt solid #000000" style:writing-mode="page"/>
    </style:style>
    <style:style style:name="Table1.C3" style:family="table-cell">
      <style:table-cell-properties fo:padding="0.0201in" fo:border-left="1.5pt solid #000000" fo:border-right="1.5pt solid #000000" fo:border-top="none" fo:border-bottom="1.5pt solid #000000" style:writing-mode="page"/>
    </style:style>
    <style:style style:name="Table1.4" style:family="table-row">
      <style:table-row-properties style:min-row-height="1.5903in"/>
    </style:style>
    <style:style style:name="Table1.A4" style:family="table-cell">
      <style:table-cell-properties fo:padding="0.0201in" fo:border-left="1.5pt solid #000000" fo:border-right="none" fo:border-top="none" fo:border-bottom="1.5pt solid #000000" style:writing-mode="page"/>
    </style:style>
    <style:style style:name="Table1.B4" style:family="table-cell">
      <style:table-cell-properties fo:padding="0.0201in" fo:border-left="1.5pt solid #000000" fo:border-right="none" fo:border-top="none" fo:border-bottom="1.5pt solid #000000" style:writing-mode="page"/>
    </style:style>
    <style:style style:name="Table1.C4" style:family="table-cell">
      <style:table-cell-properties fo:padding="0.0201in" fo:border-left="1.5pt solid #000000" fo:border-right="1.5pt solid #000000" fo:border-top="none" fo:border-bottom="1.5pt solid #000000" style:writing-mode="page"/>
    </style:style>
    <style:style style:name="Table2" style:family="table" style:master-page-name="">
      <style:table-properties style:width="10.1181in" style:page-number="auto" table:align="margins" fo:background-color="transparent">
        <style:background-image/>
      </style:table-properties>
    </style:style>
    <style:style style:name="Table2.A" style:family="table-column">
      <style:table-column-properties style:column-width="3.3729in" style:rel-column-width="21845*"/>
    </style:style>
    <style:style style:name="Table2.1" style:family="table-row">
      <style:table-row-properties style:min-row-height="1.641in"/>
    </style:style>
    <style:style style:name="Table2.A1" style:family="table-cell">
      <style:table-cell-properties fo:padding="0.0201in" fo:border-left="1.5pt solid #000000" fo:border-right="none" fo:border-top="1.5pt solid #000000" fo:border-bottom="1.5pt solid #000000" style:writing-mode="page"/>
    </style:style>
    <style:style style:name="Table2.C1" style:family="table-cell">
      <style:table-cell-properties fo:padding="0.0201in" fo:border="1.5pt solid #000000" style:writing-mode="page"/>
    </style:style>
    <style:style style:name="Table2.2" style:family="table-row">
      <style:table-row-properties style:min-row-height="1.5625in"/>
    </style:style>
    <style:style style:name="Table2.A2" style:family="table-cell">
      <style:table-cell-properties fo:padding="0.0201in" fo:border-left="1.5pt solid #000000" fo:border-right="none" fo:border-top="none" fo:border-bottom="1.5pt solid #000000" style:writing-mode="page"/>
    </style:style>
    <style:style style:name="Table2.C2" style:family="table-cell">
      <style:table-cell-properties fo:padding="0.0201in" fo:border-left="1.5pt solid #000000" fo:border-right="1.5pt solid #000000" fo:border-top="none" fo:border-bottom="1.5pt solid #000000" style:writing-mode="page"/>
    </style:style>
    <style:style style:name="Table2.3" style:family="table-row">
      <style:table-row-properties style:min-row-height="1.6708in"/>
    </style:style>
    <style:style style:name="Table2.4" style:family="table-row">
      <style:table-row-properties style:min-row-height="1.4653in" fo:background-color="transparent">
        <style:background-image/>
      </style:table-row-properties>
    </style:style>
    <style:style style:name="Table2.C4" style:family="table-cell">
      <style:table-cell-properties fo:padding="0.0201in" fo:border-left="1.5pt solid #000000" fo:border-right="1.5pt solid #000000" fo:border-top="0.5pt solid #000000" fo:border-bottom="1.5pt solid #000000" style:writing-mode="page"/>
    </style:style>
    <style:style style:name="P1" style:family="paragraph" style:parent-style-name="Standard">
      <loext:graphic-properties draw:fill="none"/>
      <style:paragraph-properties fo:margin-left="0.0402in" fo:margin-right="0.0402in" fo:margin-top="0.0402in" fo:margin-bottom="0.0402in" style:contextual-spacing="false" fo:text-align="start" style:justify-single-word="false" fo:text-indent="0in" style:auto-text-indent="false" fo:background-color="transparent"/>
      <style:text-properties fo:font-size="9pt" fo:font-weight="bold" officeooo:paragraph-rsid="001cc69a" style:font-size-asian="9pt" style:font-weight-asian="bold" style:font-size-complex="9pt" style:font-weight-complex="bold"/>
    </style:style>
    <style:style style:name="P2" style:family="paragraph" style:parent-style-name="Standard">
      <loext:graphic-properties draw:fill="none"/>
      <style:paragraph-properties fo:margin-left="0.0402in" fo:margin-right="0.0402in" fo:margin-top="0.0402in" fo:margin-bottom="0.0402in" style:contextual-spacing="false" fo:text-align="start" style:justify-single-word="false" fo:text-indent="0in" style:auto-text-indent="false" fo:background-color="transparent"/>
      <style:text-properties fo:font-size="9pt" fo:font-weight="normal" officeooo:paragraph-rsid="001cc69a" style:font-size-asian="9pt" style:font-weight-asian="normal" style:font-size-complex="9pt" style:font-weight-complex="normal"/>
    </style:style>
    <style:style style:name="P3" style:family="paragraph" style:parent-style-name="Standard">
      <loext:graphic-properties draw:fill="none"/>
      <style:paragraph-properties fo:margin-left="0.0402in" fo:margin-right="0.0402in" fo:margin-top="0.0402in" fo:margin-bottom="0.0402in" style:contextual-spacing="false" fo:text-align="start" style:justify-single-word="false" fo:text-indent="0in" style:auto-text-indent="false" fo:background-color="transparent"/>
      <style:text-properties fo:font-size="9pt" fo:font-weight="normal" officeooo:rsid="001cc69a" officeooo:paragraph-rsid="001cc69a" style:font-size-asian="9pt" style:font-weight-asian="normal" style:font-size-complex="9pt" style:font-weight-complex="normal"/>
    </style:style>
    <style:style style:name="P4" style:family="paragraph" style:parent-style-name="Standard">
      <loext:graphic-properties draw:fill="none"/>
      <style:paragraph-properties fo:margin-left="0.0402in" fo:margin-right="0.0402in" fo:margin-top="0.0402in" fo:margin-bottom="0.0402in" style:contextual-spacing="false" fo:orphans="0" fo:widows="0" fo:text-indent="0in" style:auto-text-indent="false" fo:background-color="transparent" text:number-lines="false" text:line-number="0"/>
      <style:text-properties fo:font-size="9pt" fo:font-weight="normal" officeooo:paragraph-rsid="001cc69a" style:font-size-asian="9pt" style:font-weight-asian="normal" style:font-size-complex="9pt" style:font-weight-complex="normal"/>
    </style:style>
    <style:style style:name="P5" style:family="paragraph" style:parent-style-name="Standard">
      <style:text-properties fo:font-size="9pt" style:font-size-asian="9pt" style:font-size-complex="9pt"/>
    </style:style>
    <style:style style:name="P6" style:family="paragraph" style:parent-style-name="Table_20_Contents">
      <loext:graphic-properties draw:fill="none"/>
      <style:paragraph-properties fo:margin-left="0.0402in" fo:margin-right="0.0402in" fo:margin-top="0.0402in" fo:margin-bottom="0.0402in" style:contextual-spacing="false" fo:text-align="start" style:justify-single-word="false" fo:text-indent="0in" style:auto-text-indent="false" fo:background-color="transparent"/>
      <style:text-properties fo:font-size="9pt" fo:font-weight="bold" style:font-size-asian="9pt" style:font-weight-asian="bold" style:font-size-complex="9pt" style:font-weight-complex="bold"/>
    </style:style>
    <style:style style:name="P7" style:family="paragraph" style:parent-style-name="Table_20_Contents">
      <loext:graphic-properties draw:fill="none"/>
      <style:paragraph-properties fo:margin-left="0.0402in" fo:margin-right="0.0402in" fo:margin-top="0.0402in" fo:margin-bottom="0.0402in" style:contextual-spacing="false" fo:text-align="start" style:justify-single-word="false" fo:text-indent="0in" style:auto-text-indent="false" fo:background-color="transparent"/>
      <style:text-properties fo:font-size="9pt" fo:font-weight="bold" officeooo:paragraph-rsid="001cc69a" style:font-size-asian="9pt" style:font-weight-asian="bold" style:font-size-complex="9pt" style:font-weight-complex="bold"/>
    </style:style>
    <style:style style:name="P8" style:family="paragraph" style:parent-style-name="Table_20_Contents">
      <loext:graphic-properties draw:fill="none"/>
      <style:paragraph-properties fo:margin-left="0.0402in" fo:margin-right="0.0402in" fo:margin-top="0.0402in" fo:margin-bottom="0.0402in" style:contextual-spacing="false" fo:orphans="0" fo:widows="0" fo:text-indent="0in" style:auto-text-indent="false" fo:background-color="transparent" text:number-lines="false" text:line-number="0"/>
      <style:text-properties fo:font-size="9pt" fo:font-weight="bold" officeooo:paragraph-rsid="001cc69a" style:font-size-asian="9pt" style:font-weight-asian="bold" style:font-size-complex="9pt" style:font-weight-complex="bold"/>
    </style:style>
    <style:style style:name="P9" style:family="paragraph" style:parent-style-name="Table_20_Contents">
      <loext:graphic-properties draw:fill="none"/>
      <style:paragraph-properties fo:margin-left="0.0402in" fo:margin-right="0.0402in" fo:margin-top="0.0402in" fo:margin-bottom="0.0402in" style:contextual-spacing="false" fo:text-align="start" style:justify-single-word="false" fo:text-indent="0in" style:auto-text-indent="false" fo:background-color="transparent"/>
      <style:text-properties fo:font-size="9pt" fo:font-weight="normal" style:font-size-asian="9pt" style:font-weight-asian="normal" style:font-size-complex="9pt" style:font-weight-complex="normal"/>
    </style:style>
    <style:style style:name="P10" style:family="paragraph" style:parent-style-name="Table_20_Contents">
      <loext:graphic-properties draw:fill="none"/>
      <style:paragraph-properties fo:margin-left="0.0402in" fo:margin-right="0.0402in" fo:margin-top="0.0402in" fo:margin-bottom="0.0402in" style:contextual-spacing="false" fo:orphans="0" fo:widows="0" fo:text-indent="0in" style:auto-text-indent="false" fo:background-color="transparent" text:number-lines="false" text:line-number="0"/>
      <style:text-properties fo:font-size="9pt" officeooo:paragraph-rsid="001cc69a" style:font-size-asian="9pt" style:font-size-complex="9pt"/>
    </style:style>
    <style:style style:name="P11" style:family="paragraph" style:parent-style-name="Table_20_Contents">
      <loext:graphic-properties draw:fill="none"/>
      <style:paragraph-properties fo:margin-left="0.0402in" fo:margin-right="0.0402in" fo:margin-top="0.0402in" fo:margin-bottom="0.0402in" style:contextual-spacing="false" fo:orphans="0" fo:widows="0" fo:text-indent="0in" style:auto-text-indent="false" fo:background-color="transparent" text:number-lines="false" text:line-number="0"/>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weight="bold" officeooo:rsid="001cc69a" style:font-weight-asian="bold" style:font-weight-complex="bold"/>
    </style:style>
    <style:style style:name="T3" style:family="text">
      <style:text-properties fo:font-size="14pt" fo:font-weight="bold" officeooo:rsid="001b4b49" style:font-size-asian="12.25pt" style:font-weight-asian="bold" style:font-size-complex="14pt" style:font-weight-complex="bold"/>
    </style:style>
    <style:style style:name="T4" style:family="text">
      <style:text-properties officeooo:rsid="001cc69a"/>
    </style:style>
    <style:style style:name="T5" style:family="text">
      <style:text-properties fo:font-weight="normal" style:font-weight-asian="normal" style:font-weight-complex="normal"/>
    </style:style>
    <style:style style:name="T6" style:family="text">
      <style:text-properties fo:font-weight="normal" officeooo:rsid="001cc69a" style:font-weight-asian="normal" style:font-weight-complex="normal"/>
    </style:style>
    <style:style style:name="T7" style:family="text">
      <style:text-properties officeooo:rsid="002131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3"/>
        <table:table-row table:style-name="Table1.1">
          <table:table-cell table:style-name="Table1.A1" office:value-type="string">
            <text:p text:style-name="P1">Keynesowska funkcja konsumpcji </text:p>
            <text:p text:style-name="P2">stwierdza, że konsumpcja jest funkcją </text:p>
            <text:p text:style-name="P2">dochodu do dyspozycji. Ogólna postać funkcji </text:p>
            <text:p text:style-name="P2">to C = a + bY, <text:span text:style-name="T4">gdzie: </text:span></text:p>
            <text:p text:style-name="P2"><text:span text:style-name="T4">a = <text:s/>konsumpcja autonomiczna</text:span></text:p>
            <text:p text:style-name="P3">b = <text:s/>krańcową skłonność do konsumpcji</text:p>
            <text:p text:style-name="P3">Y = <text:s/>dochód do dyspozycji</text:p>
          </table:table-cell>
          <table:table-cell table:style-name="Table1.B1" office:value-type="string">
            <text:p text:style-name="P1">Teoria cyklu życia <text:span text:style-name="T5">wyjaśnia wzorce konsumpcji w oparciu o etapy życia jednostek i profile </text:span></text:p>
            <text:p text:style-name="P2">dochodów. <text:span text:style-name="T4">Ludzie dostosowują poziom </text:span></text:p>
            <text:p text:style-name="P2"><text:span text:style-name="T4">konsumpcji, aby utrzymać stabilny </text:span></text:p>
            <text:p text:style-name="P2"><text:span text:style-name="T4">poziom życia. </text:span><text:span text:style-name="T7">C = Y - T, W, R, A;</text:span><text:span text:style-name="T4"> </text:span><text:span text:style-name="T7">k</text:span><text:span text:style-name="T4">luczowe </text:span></text:p>
            <text:p text:style-name="P2"><text:span text:style-name="T4">czynniki to wiek, dochód, majątek, dostępność </text:span></text:p>
            <text:p text:style-name="P2"><text:span text:style-name="T4">kredytu, czynniki demograficzne i oczekiwania.</text:span></text:p>
          </table:table-cell>
          <table:table-cell table:style-name="Table1.C1" office:value-type="string">
            <text:p text:style-name="P6">Teoria stałego dochodu <text:span text:style-name="T5">sugeruje, że o poziomie konsumpcji decyduje długoterminowy lub stały dochód jednostek. C = aYP, gdzie </text:span><text:span text:style-name="T6">a</text:span><text:span text:style-name="T5"> to konsumpcję autonomiczną, Y to dochód trwały, P są parametrami funkcji. </text:span><text:span text:style-name="T6">W t</text:span><text:span text:style-name="T5">eori</text:span><text:span text:style-name="T6">i</text:span><text:span text:style-name="T5">, ludzi podejmują decyzje na podstawie oczekiwanego średniego dochodu w długim okresie. Czynniki kształtujące konsumpcję obejmują oczekiwane przyszłe dochody, akumulację bogactwa, dostępność pożyczek/kredytów, czynniki demograficzne, stabilność/niepewność gospodarczą.</text:span></text:p>
          </table:table-cell>
        </table:table-row>
        <table:table-row table:style-name="Table1.2">
          <table:table-cell table:style-name="Table1.A2" office:value-type="string">
            <text:p text:style-name="P6">Inwestycje <text:span text:style-name="T5">w gospodarce odnoszą się do zakupu dóbr kapitałowych lub aktywów finansowych z oczekiwaniem na generowanie dochodu lub przyszłych zwrotów. Można je podzielić na inwestycje mieszkaniowe, biznesowe i publiczne. Inwestycje kształtuje kilka czynników, w tym poziom dochodu i popytu konsumpcyjnej/poziom stopy procentowej/polityka fiskalna i polityka monetarna: (np. kontrola inflacji, stabilność waluty)</text:span></text:p>
          </table:table-cell>
          <table:table-cell table:style-name="Table1.B2" office:value-type="string">
            <text:p text:style-name="P6">Ilościowa teoria pieniądza zakłada, że ​​podaż pieniądza jest kontrolowana przez bank centralny oraz że istnieje stabilny związek między podażą pieniądza, poziomem cen i produkcją gospodarczą. Stwierdza, że ​​wzrost podaży pieniądza doprowadzi do wyższych cen, podczas gdy spadek doprowadzi do niższych cen. Równowaga na rynku pieniężnym jest osiągnięta, gdy ilość popytu na pieniądz jest równa ilości pieniądza podaży.</text:p>
          </table:table-cell>
          <table:table-cell table:style-name="Table1.C2" office:value-type="string">
            <text:p text:style-name="P6">Keynesowskie teorie pieniądza<text:span text:style-name="T5">, sugerują, że równowaga na rynku pieniężnym jest osiągana poprzez interakcję między popytem a podażą pieniądza. Założenia uwzględniają pieniądz będący dominującym aktywem oraz zmienną giełdową. </text:span><text:span text:style-name="T6">P</text:span><text:span text:style-name="T5">opyt na pieniądz jest odwrotnie proporcjonalny do stopy procentowej i bezpośrednio proporcjonalny do dochodu. Warunki popytu obejmują popyt transakcyjny/ostrożnościowy/spekulacyjny. Mechanizm osiągania równowagi </text:span><text:span text:style-name="T6">jest</text:span><text:span text:style-name="T5"> dostosowywani</text:span><text:span text:style-name="T6">em</text:span><text:span text:style-name="T5"> stóp procentowych w oparciu o podaż i popyt na pieniądz.</text:span></text:p>
          </table:table-cell>
        </table:table-row>
        <table:table-row table:style-name="Table1.3">
          <table:table-cell table:style-name="Table1.A3" office:value-type="string">
            <text:p text:style-name="P6">Model <text:span text:style-name="T5">wzrostu gospodarczego </text:span>Solowa <text:span text:style-name="T5">przyjmuje następujące założenia: istnieje zagregowana funkcja produkcji, malejące zwroty z kapitału, stałe oszczędności i inwestycje oraz stały wzrost liczby ludności. Przewiduje równowagę i konwergencję w stanie ustalonym. Czynnikami wpływającymi na wzrost gospodarczy w tym modelu są postęp technologiczny, inwestycje i akumulacja kapitału, wzrost liczby ludności oraz sprzyjająca polityka i instytucje.</text:span></text:p>
          </table:table-cell>
          <table:table-cell table:style-name="Table1.B3" office:value-type="string">
            <text:p text:style-name="P6">Czynnikami wpływającymi na wzrost gospodarczy w modelu z kapitałem ludzkim są: Inwestycje w kapitał ludzki poprzez edukację i opiekę zdrowotną, Postęp technologiczny napędzający produktywność, Akumulacja kapitału rzeczowego (infrastruktura, maszyny), Malejące zwroty z kapitału i pracy, Edukacja i rozwój umiejętności, Badania i rozwój wspierające innowacyjność, Silne instytucje i zarządzanie, Otwartość na handel. Wzrost liczby ludności (wpływa na siłę roboczą i zasoby), Równoważenie wzrostu z ochroną środowiska.</text:p>
          </table:table-cell>
          <table:table-cell table:style-name="Table1.C3" office:value-type="string">
            <text:p text:style-name="P7"><text:span text:style-name="T4">Dwusekterowy</text:span> <text:span text:style-name="T4">model</text:span> <text:span text:style-name="T4">wzrostu</text:span> <text:span text:style-name="T6">z</text:span><text:span text:style-name="T5">a</text:span><text:span text:style-name="T6">kłada w</text:span><text:span text:style-name="T5"> </text:span><text:span text:style-name="T6">g</text:span><text:span text:style-name="T5">ospodark</text:span><text:span text:style-name="T6">ę</text:span><text:span text:style-name="T5"> sektory rolnicze i przemysłowe; sił</text:span><text:span text:style-name="T6">ę</text:span><text:span text:style-name="T5"> robocz</text:span><text:span text:style-name="T6">ej, która</text:span><text:span text:style-name="T5"> może swobodnie przemieszczać się między sektorami; akumulacj</text:span><text:span text:style-name="T6">ę</text:span><text:span text:style-name="T5"> kapitału </text:span><text:span text:style-name="T6">jaki </text:span><text:span text:style-name="T5">napędza wzrost; postęp technologiczny jest równomierny, istnieje doskonała konkurencja. Prawidłowości</text:span><text:span text:style-name="T6">ami</text:span><text:span text:style-name="T5"> wzrostu </text:span><text:span text:style-name="T6">są</text:span><text:span text:style-name="T5"> akumulacja kapitału, realokacja pracy, malejące zyski, konwergencja dochodu na mieszkańca. Czynnik</text:span><text:span text:style-name="T6">ami </text:span><text:span text:style-name="T5">wpływając</text:span><text:span text:style-name="T6">ymi </text:span><text:span text:style-name="T5">na wzrost </text:span><text:span text:style-name="T6">są</text:span><text:span text:style-name="T5"> </text:span><text:span text:style-name="T6">i</text:span><text:span text:style-name="T5">nwestycje, postęp technologiczny, wydajność pracy, infrastruktura, czynniki instytucjonalne.</text:span></text:p>
          </table:table-cell>
        </table:table-row>
        <table:table-row table:style-name="Table1.4">
          <table:table-cell table:style-name="Table1.A4" office:value-type="string">
            <text:p text:style-name="P6">Modele klasyczne <text:span text:style-name="T5">zakładają konkurencyjne rynki i elastyczne ceny/płace. Opierają się na siłach rynkowych, aby osiągnąć równowagę. W odpowiedzi na szok popytowy ceny/płace dostosowują się, aby przywrócić równowagę. Polityka pieniężna ma ograniczony wpływ krótkoterminowy, ale stabilność wspiera proces dostosowawczy, umożliwiając gospodarce naturalny ruch w kierunku pełnego zatrudnienia.</text:span></text:p>
          </table:table-cell>
          <table:table-cell table:style-name="Table1.B4" office:value-type="string">
            <text:p text:style-name="P6">Modele klasyczne <text:span text:style-name="T5">zakładają konkurencyjne rynki i elastyczne ceny/płace. Opierają się na siłach rynkowych, aby osiągnąć równowagę. W odpowiedzi na szok popytowy ceny/płace dostosowują się, aby przywrócić równowagę. Polityka pieniężna ma ograniczony wpływ krótkoterminowy, ale stabilność wspiera proces dostosowawczy, umożliwiając gospodarce naturalny ruch w kierunku pełnego zatrudnienia.</text:span></text:p>
          </table:table-cell>
          <table:table-cell table:style-name="Table1.C4" office:value-type="string">
            <text:p text:style-name="P9"><text:span text:style-name="T1">Model IS-LM</text:span> to ramy makroekonomiczne, które zakładają stałe ceny i zamkniętą gospodarkę. Analizuje równowagę między rynkiem towarów (krzywa IS) a rynkiem pieniężnym (krzywa LM). Zmiany w polityce fiskalnej (wydatki rządowe, podatki) przesuwają krzywą IS, podczas gdy zmiany w polityce pieniężnej (podaż pieniądza, stopy procentowe) przesuwają krzywą LM. Szoki popytowe mogą również wpływać na krzywą IS, gdzie pozytywne szoki zwiększają produkcję i stopy procentowe, podczas gdy negatywne szoki je zmniejszają.</text:p>
          </table:table-cell>
        </table:table-row>
      </table:table>
      <text:p text:style-name="P5"/>
      <table:table table:name="Table2" table:style-name="Table2">
        <table:table-column table:style-name="Table2.A" table:number-columns-repeated="3"/>
        <text:soft-page-break/>
        <table:table-row table:style-name="Table2.1">
          <table:table-cell table:style-name="Table2.A1" office:value-type="string">
            <text:p text:style-name="P11"><text:span text:style-name="T2">Model nowej ekonomii </text:span><text:span text:style-name="T4">z</text:span>a<text:span text:style-name="T4">kład</text:span>a <text:span text:style-name="T4">r</text:span>acjonalne oczekiwania, <text:span text:style-name="T4">d</text:span>oskonałe informacje, <text:span text:style-name="T4">e</text:span>lastyczne ceny, <text:span text:style-name="T4">o</text:span>czyszczanie rynku.</text:p>
            <text:p text:style-name="P11"><text:span text:style-name="T4">Równowaga</text:span> osiąga <text:span text:style-name="T4">przez r</text:span>acjonalne oczekiwania, rozliczenie rynku, <text:span text:style-name="T4">a</text:span>rbitraż, <text:span text:style-name="T4">e</text:span>fektywn<text:span text:style-name="T4">ej</text:span> alokacj<text:span text:style-name="T4">i. </text:span>Rea<text:span text:style-name="T4">guje</text:span> na szoki popytowe <text:s text:c="3"/><text:span text:style-name="T4">n</text:span>eutralnoś<text:span text:style-name="T4">cią</text:span> monetarn<text:span text:style-name="T4">ą</text:span>, racjonalny<text:span text:style-name="T4">mi</text:span> oczekiwa<text:span text:style-name="T4">niami</text:span>, <text:span text:style-name="T4">m</text:span>echanizm<text:span text:style-name="T4">ami</text:span> rozliczeń i samokorygując<text:span text:style-name="T4">em</text:span> rynk<text:span text:style-name="T4">u</text:span>, <text:span text:style-name="T4">n</text:span>eutralnoś<text:span text:style-name="T4">cią </text:span>polityki.</text:p>
          </table:table-cell>
          <table:table-cell table:style-name="Table2.A1" office:value-type="string">
            <text:p text:style-name="P11"><text:span text:style-name="T1">Interpretacje krzywej Phillipsa w </text:span><text:span text:style-name="T2">a</text:span><text:span text:style-name="T1">daptacyjn</text:span><text:span text:style-name="T2">ym</text:span><text:span text:style-name="T1"> model</text:span><text:span text:style-name="T2">u</text:span><text:span text:style-name="T1"> oczekiwań</text:span>: w tym modelu przeszłe doświadczenia kształtują oczekiwania. Jeśli bezrobocie jest poniżej naturalnej stopy, przewiduje się wyższą inflację, prowadzącą do wzrostu płac i cen, przesuwając krzywą Phillipsa w górę. I odwrotnie, jeśli bezrobocie przekracza naturalną stopę, niższe oczekiwania inflacyjne wywierają presję na płace i ceny, przesuwając krzywą Phillipsa w dół.</text:p>
          </table:table-cell>
          <table:table-cell table:style-name="Table2.C1" office:value-type="string">
            <text:p text:style-name="P10"><text:span text:style-name="T1">Interpretacje krzywej Phillipsa w </text:span><text:span text:style-name="T2">racjinalnym</text:span><text:span text:style-name="T1"> model</text:span><text:span text:style-name="T2">u</text:span><text:span text:style-name="T1"> oczekiwań</text:span>: jednostki formułują oczekiwania na podstawie wszystkich dostępnych informacji, szybko je dostosowując. Oczekuje się prób decydentów wykorzystania kompromisu krzywej Phillipsa. Jeśli bezrobocie spadnie poniżej naturalnej stopy, oczekiwania się dostosują, powodując natychmiastowe dostosowanie płac i cen. Krótkookresowa krzywa Phillipsa przesuwa się pionowo do krzywej długoterminowej, co wskazuje na brak długoterminowego kompromisu między inflacją a bezrobociem.</text:p>
          </table:table-cell>
        </table:table-row>
        <table:table-row table:style-name="Table2.2">
          <table:table-cell table:style-name="Table2.A2" office:value-type="string">
            <text:p text:style-name="P10"><text:span text:style-name="T1">Polityka pieniężna </text:span><text:span text:style-name="T2">(monetarna)</text:span> zarządza podażą pieniądza i stopami procentowymi. Reguła Taylora <text:span text:style-name="T4">(sugeruje docelową stopę procentową na podstawie panujących warunków ekonomicznych. Zapewnia proste ramy dla banków centralnych do ustalania stóp procentowych. (= </text:span><text:span text:style-name="T2">Równowaga realna stopa procentowa + cel inflacyjny + (0,5 × luka inflacyjna) + (0,5 × luka produktowa</text:span><text:span text:style-name="T4">))</text:span> i krzywa reakcji kierują decyzjami politycznymi. Modele takie jak keynesowski, nowokeynesowski i DSGE oferują wgląd. Skuteczność zależy od warunków ekonomicznych i stosowanych narzędzi.</text:p>
          </table:table-cell>
          <table:table-cell table:style-name="Table2.A2" office:value-type="string">
            <text:p text:style-name="P10"><text:span text:style-name="T2">R</text:span><text:span text:style-name="T1">icardiańska </text:span><text:span text:style-name="T2">i</text:span><text:span text:style-name="T1">terpretacja deficytu strukturalnego, interpretacj</text:span><text:span text:style-name="T2">a</text:span><text:span text:style-name="T1"> i efektywność polityki fiskalnej w</text:span><text:span text:style-name="T2">edłu</text:span><text:span text:style-name="T1">g różnych modeli równowagi krótkookresowej: </text:span><text:span text:style-name="T2">Z</text:span><text:span text:style-name="T1">miany w polityce fiskalnej</text:span> nie mają wpływu na gospodarkę, ponieważ jednostki przewidują i kompensują przyszłe podwyżki podatków, neutralizując wpływ obecnych zmian politycznych. <text:span text:style-name="T1">Deficyt strukturalny </text:span>odzwierciedla długoterminową nierównowagę między dochodami i wydatkami sektora instytucji, z wyłączeniem wahań cyklicznych, i pomaga ocenić stabilność budżetową oraz potrzebę dostosowań.</text:p>
          </table:table-cell>
          <table:table-cell table:style-name="Table2.C2" office:value-type="string">
            <text:p text:style-name="P10"><text:span text:style-name="T2">R</text:span><text:span text:style-name="T1">ównoważność ricardiańska w</text:span><text:span text:style-name="T2">eług</text:span><text:span text:style-name="T1">g różnych modeli równowagi krótkookresowej:</text:span>W równowadze krótkoterminowej model keynesowski kładzie nacisk na wykorzystanie polityki fiskalnej do stymulowania popytu i zwiększania produkcji podczas recesji, podczas gdy model monetarystyczny koncentruje się na polityce pieniężnej jako głównej sile napędowej krótkoterminowego wpływu gospodarczego. Model nowokeynesowski łączy elementy obu podejść, biorąc pod uwagę sztywność nominalną i potencjalny pozytywny wpływ polityki fiskalnej na produkcję i zatrudnienie.</text:p>
          </table:table-cell>
        </table:table-row>
        <table:table-row table:style-name="Table2.3">
          <table:table-cell table:style-name="Table2.A2" office:value-type="string">
            <text:p text:style-name="P8">Charakterystyka różnych miar wielkości produktu i dochodu w gospodarce: PKB: <text:span text:style-name="T5">Mierzy wartość towarów i usług wyprodukowanych w granicach kraju. Odzwierciedla krajową aktywność gospodarczą. </text:span>PNB: <text:span text:style-name="T5">Mierzy wartość towarów i usług wytwarzanych przez mieszkańców danego kraju, niezależnie od ich lokalizacji. Obejmuje dochody uzyskane za granicą. </text:span>DNB: <text:span text:style-name="T5">Podobnie jak PNB, mierzy całkowity dochód uzyskany przez mieszkańców kraju, w tym zarówno ze źródeł krajowych, jak i zagranicznych. </text:span><text:span text:style-name="T4">Ś</text:span>redni dochód na osobę: <text:span text:style-name="T6">D</text:span><text:span text:style-name="T5">ochodu kraju / liczbę ludności</text:span></text:p>
          </table:table-cell>
          <table:table-cell table:style-name="Table2.A2" office:value-type="string">
            <text:p text:style-name="P8">Mierniki inflacji:</text:p>
            <text:p text:style-name="P8"><text:span text:style-name="T5">Indeks cen konsumpcyjnych </text:span>(CPI)<text:span text:style-name="T5">: Mierzy średnią zmianę cen koszyka towarów i usług konsumowanych przez gospodarstwa domowe. </text:span></text:p>
            <text:p text:style-name="P8"><text:span text:style-name="T5">Indeks cen producentów </text:span>(PPI)<text:span text:style-name="T5">: Mierzy średnią zmianę cen otrzymywanych przez producentów za swoje towary i usługi.</text:span> </text:p>
            <text:p text:style-name="P8">Deflator PKB<text:span text:style-name="T5">: Porównuje nominalny PKB z realnym PKB w celu oszacowania ogólnych zmian poziomu cen w gospodarce. </text:span></text:p>
          </table:table-cell>
          <table:table-cell table:style-name="Table2.C2" office:value-type="string">
            <text:p text:style-name="P4"><text:span text:style-name="T1">Podział inflacji: </text:span></text:p>
            <text:p text:style-name="P4"><text:span text:style-name="T1">Inflacja popytowa</text:span>: występuje, gdy zagregowany popyt przekracza dostępną podaż towarów i usług. </text:p>
            <text:p text:style-name="P4"><text:span text:style-name="T1">Inflacja kosztowa</text:span>: spowodowana wzrostem kosztów produkcji, takich jak płace lub ceny surowców. </text:p>
            <text:p text:style-name="P4"><text:span text:style-name="T1">Importowana inflacja</text:span>: Presja inflacyjna wynika ze zmian cen importowanych towarów i usług. <text:span text:style-name="T1">nflacja sektorowa</text:span>: Inflacja może się różnić w różnych sektorach gospodarki.</text:p>
          </table:table-cell>
        </table:table-row>
        <table:table-row table:style-name="Table2.4">
          <table:table-cell table:style-name="Table2.A2" office:value-type="string">
            <text:p text:style-name="P11"/>
          </table:table-cell>
          <table:table-cell table:style-name="Table2.A2" office:value-type="string">
            <text:p text:style-name="P11"/>
          </table:table-cell>
          <table:table-cell table:style-name="Table2.C4" office:value-type="string">
            <text:p text:style-name="P11"/>
          </table:table-cell>
        </table:table-row>
      </table:table>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8T15:57:18.729885913</meta:creation-date>
    <dc:date>2023-06-18T18:11:25.233315227</dc:date>
    <meta:editing-duration>PT2H12M3S</meta:editing-duration>
    <meta:editing-cycles>3</meta:editing-cycles>
    <meta:generator>LibreOffice/7.4.7.2$Linux_X86_64 LibreOffice_project/40$Build-2</meta:generator>
    <meta:document-statistic meta:table-count="2" meta:image-count="0" meta:object-count="0" meta:page-count="2" meta:paragraph-count="39" meta:word-count="1160" meta:character-count="9312" meta:non-whitespace-character-count="8166"/>
  </office:meta>
</office:document-meta>
</file>